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4bacc6" svg:stroke-opacity="100%" draw:fill="solid" draw:fill-color="#4bacc6" draw:opacity="100%" draw:textarea-horizontal-align="center" draw:textarea-vertical-align="middle" draw:auto-grow-height="false" draw:auto-grow-width="false" fo:min-height="1.14cm" fo:min-width="2.789cm" fo:padding-top="1.492cm" fo:padding-bottom="1.492cm" fo:padding-left="0.049cm" fo:padding-right="0.049cm" fo:wrap-option="wrap"/>
    </style:style>
    <style:style style:name="gr2" style:family="graphic" style:parent-style-name="standard">
      <style:graphic-properties draw:stroke="solid" svg:stroke-width="0.071cm" svg:stroke-color="#4bacc6" svg:stroke-opacity="100%" draw:fill="solid" draw:fill-color="#ffffff" draw:opacity="90%" draw:textarea-horizontal-align="left" draw:textarea-vertical-align="middle" draw:auto-grow-height="false" draw:auto-grow-width="false" fo:min-height="2.325cm" fo:min-width="13.337cm" fo:padding-top="0.178cm" fo:padding-bottom="0.178cm" fo:padding-left="0.533cm" fo:padding-right="0.178cm" fo:wrap-option="wrap"/>
    </style:style>
    <style:style style:name="gr3" style:family="graphic" style:parent-style-name="standard">
      <style:graphic-properties draw:stroke="solid" svg:stroke-width="0.071cm" svg:stroke-color="#60e146" svg:stroke-opacity="100%" draw:fill="solid" draw:fill-color="#60e146" draw:opacity="100%" draw:textarea-horizontal-align="center" draw:textarea-vertical-align="middle" draw:auto-grow-height="false" draw:auto-grow-width="false" fo:min-height="1.14cm" fo:min-width="2.789cm" fo:padding-top="1.492cm" fo:padding-bottom="1.492cm" fo:padding-left="0.049cm" fo:padding-right="0.049cm" fo:wrap-option="wrap"/>
    </style:style>
    <style:style style:name="gr4" style:family="graphic" style:parent-style-name="standard">
      <style:graphic-properties draw:stroke="solid" svg:stroke-width="0.071cm" svg:stroke-color="#60e146" svg:stroke-opacity="100%" draw:fill="solid" draw:fill-color="#ffffff" draw:opacity="90%" draw:textarea-horizontal-align="left" draw:textarea-vertical-align="middle" draw:auto-grow-height="false" draw:auto-grow-width="false" fo:min-height="2.325cm" fo:min-width="13.337cm" fo:padding-top="0.178cm" fo:padding-bottom="0.178cm" fo:padding-left="0.533cm" fo:padding-right="0.178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loext:graphic-properties draw:fill="solid" draw:fill-color="#4bacc6" draw:opacity="100%"/>
      <style:paragraph-properties style:writing-mode="lr-tb" style:font-independent-line-spacing="true"/>
    </style:style>
    <style:style style:name="P2" style:family="paragraph">
      <loext:graphic-properties draw:fill="solid" draw:fill-color="#ffffff" draw:opacity="90%"/>
      <style:paragraph-properties fo:margin-left="0.635cm" fo:margin-right="0cm" fo:margin-top="0cm" fo:margin-bottom="0.176cm" fo:line-height="90%" fo:text-align="center" fo:text-indent="-0.635cm" style:punctuation-wrap="hanging" style:writing-mode="lr-tb" style:font-independent-line-spacing="true">
        <style:tab-stops/>
      </style:paragraph-properties>
    </style:style>
    <style:style style:name="P3" style:family="paragraph">
      <loext:graphic-properties draw:fill="solid" draw:fill-color="#60e146" draw:opacity="100%"/>
      <style:paragraph-properties style:writing-mode="lr-tb" style:font-independent-line-spacing="true"/>
    </style:style>
    <style:style style:name="P4" style:family="paragraph">
      <style:paragraph-properties fo:margin-left="0.635cm" fo:margin-right="0cm" fo:margin-top="0cm" fo:margin-bottom="0.176cm" fo:line-height="90%" fo:text-align="center" fo:text-indent="-0.635cm" style:punctuation-wrap="hanging" style:writing-mode="lr-tb">
        <style:tab-stops/>
      </style:paragraph-properties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86cm" svg:height="4.123cm" svg:x="2.228cm" svg:y="1.635cm">
          <text:p/>
          <draw:enhanced-geometry svg:viewBox="0 0 1484312 1039018" draw:text-areas="?f22 ?f24 ?f23 ?f25" draw:glue-points="?f15 ?f16 ?f17 ?f16 ?f18 ?f19 ?f17 ?f20 ?f15 ?f20 ?f21 ?f19 ?f15 ?f16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2" draw:text-style-name="P2" draw:layer="layout" svg:width="14.047cm" svg:height="2.68cm" svg:x="5.114cm" svg:y="1.635cm">
          <text:p text:style-name="P4"><text:span text:style-name="T1"/></text:p>
          <draw:enhanced-geometry svg:viewBox="0 0 964803 5056981" draw:text-areas="?f22 ?f24 ?f23 ?f25" draw:glue-points="?f15 ?f16 ?f17 ?f16 ?f18 ?f19 ?f18 ?f20 ?f18 ?f20 ?f21 ?f20 ?f21 ?f20 ?f21 ?f19 ?f15 ?f16" draw:mirror-horizontal="false" draw:mirror-vertical="false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3" draw:text-style-name="P3" draw:layer="layout" svg:width="2.886cm" svg:height="4.123cm" svg:x="2.228cm" svg:y="5.214cm">
          <text:p/>
          <draw:enhanced-geometry svg:viewBox="0 0 1484312 1039018" draw:text-areas="?f22 ?f24 ?f23 ?f25" draw:glue-points="?f15 ?f16 ?f17 ?f16 ?f18 ?f19 ?f17 ?f20 ?f15 ?f20 ?f21 ?f19 ?f15 ?f16" draw:type="non-primitive" draw:enhanced-path="M 1484312 0 L 1484312 675362 742156 1039018 0 675362 0 0 742156 363656 1484312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84312"/>
            <draw:equation draw:name="f7" draw:formula="?f4 / 1039018"/>
            <draw:equation draw:name="f8" draw:formula="0 * ?f5 / 1484312"/>
            <draw:equation draw:name="f9" draw:formula="0 * ?f4 / 1039018"/>
            <draw:equation draw:name="f10" draw:formula="964803 * ?f5 / 1484312"/>
            <draw:equation draw:name="f11" draw:formula="1484312 * ?f5 / 1484312"/>
            <draw:equation draw:name="f12" draw:formula="519509 * ?f4 / 1039018"/>
            <draw:equation draw:name="f13" draw:formula="1039018 * ?f4 / 1039018"/>
            <draw:equation draw:name="f14" draw:formula="519509 * ?f5 / 148431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gr4" draw:text-style-name="P2" draw:layer="layout" svg:width="14.047cm" svg:height="2.68cm" svg:x="5.114cm" svg:y="5.214cm">
          <text:p text:style-name="P4"><text:span text:style-name="T1"/></text:p>
          <text:p text:style-name="P4"><text:span text:style-name="T1"/></text:p>
          <draw:enhanced-geometry svg:viewBox="0 0 964803 5056981" draw:text-areas="?f22 ?f24 ?f23 ?f25" draw:glue-points="?f15 ?f16 ?f17 ?f16 ?f18 ?f19 ?f18 ?f20 ?f18 ?f20 ?f21 ?f20 ?f21 ?f20 ?f21 ?f19 ?f15 ?f16" draw:type="non-primitive" draw:enhanced-path="M 964803 842850 L 964803 4214131 C 964803 4679625 951068 5056978 934124 5056978 L 0 5056978 0 5056978 0 3 0 3 934124 3 C 951068 3 964803 377356 964803 8428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4803"/>
            <draw:equation draw:name="f7" draw:formula="?f4 / 5056981"/>
            <draw:equation draw:name="f8" draw:formula="160804 * ?f5 / 964803"/>
            <draw:equation draw:name="f9" draw:formula="0 * ?f4 / 5056981"/>
            <draw:equation draw:name="f10" draw:formula="803999 * ?f5 / 964803"/>
            <draw:equation draw:name="f11" draw:formula="964803 * ?f5 / 964803"/>
            <draw:equation draw:name="f12" draw:formula="160804 * ?f4 / 5056981"/>
            <draw:equation draw:name="f13" draw:formula="5056981 * ?f4 / 5056981"/>
            <draw:equation draw:name="f14" draw:formula="0 * ?f5 / 96480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6"/>
            <draw:equation draw:name="f19" draw:formula="?f12 / ?f7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style-name="gr5" draw:text-style-name="P5" draw:layer="layout" svg:width="12.446cm" svg:height="3.095cm" svg:x="6.207cm" svg:y="1.791cm">
          <draw:text-box>
            <text:p><text:span text:style-name="T2">Conceptualization</text:span></text:p>
            <text:p><text:tab/>Define concepts being researched</text:p>
            <text:p><text:tab/>Theoretical level</text:p>
            <text:p/>
          </draw:text-box>
        </draw:frame>
        <draw:frame draw:style-name="gr6" draw:text-style-name="P5" draw:layer="layout" svg:width="11.938cm" svg:height="2.384cm" svg:x="6.08cm" svg:y="5.445cm">
          <draw:text-box>
            <text:p><text:span text:style-name="T2">Operationalization</text:span></text:p>
            <text:p><text:tab/>Create measurable indicators</text:p>
            <text:p><text:tab/>Empirical level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elf</meta:initial-creator>
    <meta:creation-date>2018-07-23T09:13:42.275000000</meta:creation-date>
    <dc:date>2018-07-23T09:28:37.594000000</dc:date>
    <dc:creator>George Self</dc:creator>
    <meta:editing-duration>PT14M54S</meta:editing-duration>
    <meta:editing-cycles>2</meta:editing-cycles>
    <meta:generator>LibreOffice/6.0.5.2$Windows_X86_64 LibreOffice_project/54c8cbb85f300ac59db32fe8a675ff7683cd5a16</meta:generator>
    <meta:document-statistic meta:object-count="6"/>
  </office:meta>
</office:document-meta>
</file>